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13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fals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3.828cm" fo:break-before="auto" style:use-optimal-row-height="true"/>
    </style:style>
    <style:style style:name="ro6" style:family="table-row">
      <style:table-row-properties style:row-height="2.872cm" fo:break-before="auto" style:use-optimal-row-height="true"/>
    </style:style>
    <style:style style:name="ro7" style:family="table-row">
      <style:table-row-properties style:row-height="6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0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" style:family="text">
      <style:text-properties style:font-name="Arial" fo:font-size="2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24pt" style:font-size-complex="2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Для операторов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3" table:default-cell-style-name="ce38"/>
        <table:table-column table:style-name="co3" table:number-columns-repeated="1019" table:default-cell-style-name="ce30"/>
        <table:table-row table:style-name="ro1">
          <table:table-cell table:style-name="ce1" office:value-type="string" calcext:value-type="string" table:number-columns-spanned="33" table:number-rows-spanned="1">
            <text:p><text:span text:style-name="T1">ТО обрабатывающего центра с ЧПУ INTERMAC Master 23 инв.№55550160</text:span> для операторов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/>
          <table:table-cell table:style-name="ce33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 table:number-columns-spanned="1" table:number-rows-spanned="2">
            <text:p>№ п.п.</text:p>
          </table:table-cell>
          <table:table-cell table:style-name="ce4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8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8"/>
          <table:table-cell table:number-columns-repeated="991"/>
        </table:table-row>
        <table:table-row table:style-name="ro4">
          <table:covered-table-cell table:number-columns-repeated="2" table:style-name="ce4"/>
          <table:table-cell table:style-name="ce3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91"/>
        </table:table-row>
        <table:table-row table:style-name="ro5"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Очистка станка, ведущих деталей рабочей головы, электрошпинделя, инструментов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6">
          <table:table-cell table:style-name="ce32" table:formula="of:=[.A5]+1" office:value-type="float" office:value="2" calcext:value-type="float">
            <text:p>2</text:p>
          </table:table-cell>
          <table:table-cell table:style-name="ce34" office:value-type="string" calcext:value-type="string">
            <text:p>Очистка рабочего стола и защиты из ударопрочного поликарбоната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4">
          <table:table-cell table:style-name="ce32" table:formula="of:=[.A6]+1" office:value-type="float" office:value="3" calcext:value-type="float">
            <text:p>3</text:p>
          </table:table-cell>
          <table:table-cell table:style-name="ce34" office:value-type="string" calcext:value-type="string">
            <text:p>Очистка присосок</text:p>
          </table:table-cell>
          <table:table-cell table:number-columns-repeated="2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40" table:number-columns-repeated="2"/>
          <table:table-cell table:number-columns-repeated="5" table:style-name="ce32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2">
          <table:table-cell table:style-name="ce32" table:formula="of:=[.A7]+1" office:value-type="float" office:value="4" calcext:value-type="float">
            <text:p>4</text:p>
          </table:table-cell>
          <table:table-cell table:style-name="ce34" office:value-type="string" calcext:value-type="string">
            <text:p>Очистка ванны, чистка рабочего стола</text:p>
          </table:table-cell>
          <table:table-cell table:style-name="ce32" table:number-columns-repeated="2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15"/>
          <table:table-cell table:number-columns-repeated="991"/>
        </table:table-row>
        <table:table-row table:style-name="ro2">
          <table:table-cell table:style-name="ce32" table:formula="of:=[.A8]+1" office:value-type="float" office:value="5" calcext:value-type="float">
            <text:p>5</text:p>
          </table:table-cell>
          <table:table-cell table:style-name="ce34" office:value-type="string" calcext:value-type="string">
            <text:p>Очистка кожухов и проверка их изнашивания</text:p>
          </table:table-cell>
          <table:table-cell table:style-name="ce32" table:number-columns-repeated="2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15"/>
          <table:table-cell table:number-columns-repeated="991"/>
        </table:table-row>
        <table:table-row table:style-name="ro2">
          <table:table-cell table:style-name="ce32" table:formula="of:=[.A9]+1" office:value-type="float" office:value="6" calcext:value-type="float">
            <text:p>6</text:p>
          </table:table-cell>
          <table:table-cell table:style-name="ce34" office:value-type="string" calcext:value-type="string">
            <text:p>Проверить корректность смазки</text:p>
          </table:table-cell>
          <table:table-cell table:style-name="ce32" table:number-columns-repeated="2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40" table:number-columns-repeated="2"/>
          <table:table-cell table:style-name="ce32" office:value-type="string" calcext:value-type="string">
            <text:p>v</text:p>
          </table:table-cell>
          <table:table-cell table:style-name="ce32" table:number-columns-repeated="4"/>
          <table:table-cell table:style-name="ce15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Смена №1</text:p>
          </table:table-cell>
          <table:covered-table-cell table:style-name="ce32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15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Смена №2</text:p>
          </table:table-cell>
          <table:covered-table-cell table:style-name="ce32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15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Смена №3</text:p>
          </table:table-cell>
          <table:covered-table-cell table:style-name="ce32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15"/>
          <table:table-cell table:number-columns-repeated="991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Для механиков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3" table:default-cell-style-name="ce38"/>
        <table:table-column table:style-name="co3" table:number-columns-repeated="1019" table:default-cell-style-name="ce30"/>
        <table:table-row table:style-name="ro1">
          <table:table-cell table:style-name="ce1" office:value-type="string" calcext:value-type="string" table:number-columns-spanned="33" table:number-rows-spanned="1">
            <text:p>ТО обрабатывающего центра с ЧПУ INTERMAC Master 23 инв.№55550160 для механиков</text:p>
          </table:table-cell>
          <table:covered-table-cell table:number-columns-repeated="32" table:style-name="ce1"/>
          <table:table-cell table:number-columns-repeated="991"/>
        </table:table-row>
        <table:table-row table:style-name="ro2">
          <table:table-cell/>
          <table:table-cell table:style-name="ce33" office:value-type="string" calcext:value-type="string">
            <text:p>v — необходимо провести обслуживание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 table:number-columns-spanned="1" table:number-rows-spanned="2">
            <text:p>№ п.п.</text:p>
          </table:table-cell>
          <table:table-cell table:style-name="ce4" office:value-type="string" calcext:value-type="string" table:number-columns-spanned="1" table:number-rows-spanned="2">
            <text:p>Последовательность действий</text:p>
          </table:table-cell>
          <table:table-cell table:style-name="ce8" office:value-type="string" calcext:value-type="string" table:number-columns-spanned="31" table:number-rows-spanned="1">
            <text:p>Декабрь</text:p>
          </table:table-cell>
          <table:covered-table-cell table:number-columns-repeated="30" table:style-name="ce8"/>
          <table:table-cell table:number-columns-repeated="991"/>
        </table:table-row>
        <table:table-row table:style-name="ro4">
          <table:covered-table-cell table:number-columns-repeated="2" table:style-name="ce4"/>
          <table:table-cell table:style-name="ce4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991"/>
        </table:table-row>
        <table:table-row table:style-name="ro6"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Очистка фильтра внутренней охлаждающей воды инструмента</text:p>
          </table:table-cell>
          <table:table-cell table:style-name="ce3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2"/>
          <table:table-cell table:style-name="ce18" table:number-columns-repeated="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2"/>
          <table:table-cell table:style-name="ce18" table:number-columns-repeated="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2"/>
          <table:table-cell table:style-name="ce18" table:number-columns-repeated="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15"/>
          <table:table-cell table:number-columns-repeated="991"/>
        </table:table-row>
        <table:table-row table:style-name="ro6">
          <table:table-cell table:style-name="ce32" table:formula="of:=[.A5]+1" office:value-type="float" office:value="2" calcext:value-type="float">
            <text:p>2</text:p>
          </table:table-cell>
          <table:table-cell table:style-name="ce34" office:value-type="string" calcext:value-type="string">
            <text:p>Проверка уровня смазки в системе, при необходимости дополнить</text:p>
          </table:table-cell>
          <table:table-cell table:style-name="ce3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2"/>
          <table:table-cell table:style-name="ce18" table:number-columns-repeated="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2"/>
          <table:table-cell table:style-name="ce18" table:number-columns-repeated="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2"/>
          <table:table-cell table:style-name="ce18" table:number-columns-repeated="2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15"/>
          <table:table-cell table:number-columns-repeated="991"/>
        </table:table-row>
        <table:table-row table:style-name="ro4">
          <table:table-cell table:style-name="ce32" table:formula="of:=[.A6]+1" office:value-type="float" office:value="3" calcext:value-type="float">
            <text:p>3</text:p>
          </table:table-cell>
          <table:table-cell table:style-name="ce34" office:value-type="string" calcext:value-type="string">
            <text:p>Чистка водяного насос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4">
          <table:table-cell table:style-name="ce32" table:formula="of:=[.A7]+1" office:value-type="float" office:value="4" calcext:value-type="float">
            <text:p>4</text:p>
          </table:table-cell>
          <table:table-cell table:style-name="ce34" office:value-type="string" calcext:value-type="string">
            <text:p>Чистка вакуумного фильтр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2">
          <table:table-cell table:style-name="ce32" table:formula="of:=[.A8]+1" office:value-type="float" office:value="5" calcext:value-type="float">
            <text:p>5</text:p>
          </table:table-cell>
          <table:table-cell table:style-name="ce34" office:value-type="string" calcext:value-type="string">
            <text:p>Очистка направляющих и ходовых винтов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4">
          <table:table-cell table:style-name="ce32" table:formula="of:=[.A9]+1" office:value-type="float" office:value="6" calcext:value-type="float">
            <text:p>6</text:p>
          </table:table-cell>
          <table:table-cell table:style-name="ce34" office:value-type="string" calcext:value-type="string">
            <text:p>Чистка вакуумного насос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5">
          <table:table-cell table:style-name="ce32" table:formula="of:=[.A10]+1" office:value-type="float" office:value="7" calcext:value-type="float">
            <text:p>7</text:p>
          </table:table-cell>
          <table:table-cell table:style-name="ce34" office:value-type="string" calcext:value-type="string">
            <text:p>Техническое обслуживание </text:p>
            <text:p>механизмов скольжения подвижных </text:p>
            <text:p>перегородок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4">
          <table:table-cell table:style-name="ce32" table:formula="of:=[.A11]+1" office:value-type="float" office:value="8" calcext:value-type="float">
            <text:p>8</text:p>
          </table:table-cell>
          <table:table-cell table:style-name="ce34" office:value-type="string" calcext:value-type="string">
            <text:p>Проверка уровня антифриз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4">
          <table:table-cell table:style-name="ce32" table:formula="of:=[.A12]+1" office:value-type="float" office:value="9" calcext:value-type="float">
            <text:p>9</text:p>
          </table:table-cell>
          <table:table-cell table:style-name="ce34" office:value-type="string" calcext:value-type="string">
            <text:p>Очистка баков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2">
          <table:table-cell table:style-name="ce32" table:formula="of:=[.A13]+1" office:value-type="float" office:value="10" calcext:value-type="float">
            <text:p>10</text:p>
          </table:table-cell>
          <table:table-cell table:style-name="ce34" office:value-type="string" calcext:value-type="string">
            <text:p>Замена фильтра удаления масла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2">
          <table:table-cell table:style-name="ce32" table:formula="of:=[.A14]+1" office:value-type="float" office:value="11" calcext:value-type="float">
            <text:p>11</text:p>
          </table:table-cell>
          <table:table-cell table:style-name="ce34" office:value-type="string" calcext:value-type="string">
            <text:p>Чистка или замена фильтра-осушителя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5">
          <table:table-cell table:style-name="ce32" table:formula="of:=[.A15]+1" office:value-type="float" office:value="12" calcext:value-type="float">
            <text:p>12</text:p>
          </table:table-cell>
          <table:table-cell table:style-name="ce34" office:value-type="string" calcext:value-type="string">
            <text:p>Очистка или замена воздушного </text:p>
            <text:p>фильтра системы наддува электрошпинделя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2">
          <table:table-cell table:style-name="ce32" table:formula="of:=[.A16]+1" office:value-type="float" office:value="13" calcext:value-type="float">
            <text:p>13</text:p>
          </table:table-cell>
          <table:table-cell table:style-name="ce34" office:value-type="string" calcext:value-type="string">
            <text:p>Полная замена жидкости охлаждения электрошпинделя</text:p>
          </table:table-cell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4"/>
          <table:table-cell table:style-name="ce32" office:value-type="string" calcext:value-type="string">
            <text:p>v</text:p>
          </table:table-cell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7">
          <table:table-cell table:style-name="ce32" office:value-type="string" calcext:value-type="string" table:number-columns-spanned="2" table:number-rows-spanned="1">
            <text:p>Обслуживающий персонал</text:p>
          </table:table-cell>
          <table:covered-table-cell table:style-name="ce34"/>
          <table:table-cell table:style-name="ce32" table:number-columns-repeated="2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 table:number-columns-repeated="2"/>
          <table:table-cell table:style-name="ce32" table:number-columns-repeated="5"/>
          <table:table-cell table:style-name="ce40"/>
          <table:table-cell table:number-columns-repeated="991"/>
        </table:table-row>
        <table:table-row table:style-name="ro4">
          <table:table-cell/>
          <table:table-cell table:style-name="ce33"/>
          <table:table-cell table:number-columns-repeated="1022"/>
        </table:table-row>
        <table:table-row table:style-name="ro4">
          <table:table-cell/>
          <table:table-cell table:style-name="ce42"/>
          <table:table-cell table:number-columns-repeated="1022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 table:style-name="ce43"/>
          <table:table-cell table:style-name="ce38"/>
          <table:table-cell table:number-columns-repeated="1021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3P0"/>
    </number:number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 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1P2" style:volatile="true">
      <number:text> </number:text>
      <number:fill-character> </number:fill-character>
      <number:text>-р.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09:09:15.425000000</meta:creation-date>
    <dc:date>2022-12-02T12:44:23.507000000</dc:date>
    <meta:editing-duration>PT1H45M18S</meta:editing-duration>
    <meta:editing-cycles>20</meta:editing-cycles>
    <meta:generator>LibreOffice/7.3.6.2$Windows_X86_64 LibreOffice_project/c28ca90fd6e1a19e189fc16c05f8f8924961e12e</meta:generator>
    <meta:print-date>2022-12-02T11:55:58.822000000</meta:print-date>
    <meta:document-statistic meta:table-count="2" meta:cell-count="212" meta:object-count="0"/>
  </office:meta>
</office:document-meta>
</file>